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_20_Spacing">
      <style:text-properties fo:font-size="14pt" style:font-size-asian="14pt" style:font-name-complex="Calibri1" style:font-size-complex="14pt"/>
    </style:style>
    <style:style style:name="P2" style:family="paragraph" style:parent-style-name="No_20_Spacing">
      <style:paragraph-properties fo:margin-left="3.9335in" fo:text-indent="0.4917in" style:auto-text-indent="false"/>
    </style:style>
    <style:style style:name="P3" style:family="paragraph" style:parent-style-name="No_20_Spacing">
      <style:text-properties fo:font-size="12pt" style:font-size-asian="12pt" style:font-name-complex="Calibri1" style:font-size-complex="12pt"/>
    </style:style>
    <style:style style:name="P4" style:family="paragraph" style:parent-style-name="No_20_Spacing" style:list-style-name="WWNum3"/>
    <style:style style:name="P5" style:family="paragraph" style:parent-style-name="No_20_Spacing"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2pt" style:font-size-asian="12pt" style:font-name-complex="Calibri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name-complex="Calibri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_20_Spacing" loext:marker-style-name="T1"><text:span text:style-name="T1">Ilonka Hofker </text:span><text:span text:style-name="T1"/></text:p>
      <text:p text:style-name="No_20_Spacing" loext:marker-style-name="T1"><text:span text:style-name="T1">Dijkgraafstraat 2</text:span><text:span text:style-name="T1"/></text:p>
      <text:p text:style-name="No_20_Spacing" loext:marker-style-name="T1"><text:span text:style-name="T1">2645 KN Delfgauw</text:span><text:span text:style-name="T1"/></text:p>
      <text:p text:style-name="P1" loext:marker-style-name="T1"/>
      <text:p text:style-name="P2" loext:marker-style-name="T1"><text:span text:style-name="T1">Laren, 27 oktober 2023</text:span><text:span text:style-name="T1"/></text:p>
      <text:p text:style-name="P1" loext:marker-style-name="T1"/>
      <text:p text:style-name="No_20_Spacing" loext:marker-style-name="T2"><text:span text:style-name="T2">Beste Ilonka,</text:span><text:span text:style-name="T2"/></text:p>
      <text:p text:style-name="P3" loext:marker-style-name="T2"/>
      <text:p text:style-name="No_20_Spacing" loext:marker-style-name="T2"><text:span text:style-name="T2">We refereren hier bij aan mijn brief van 4 oktober 2023</text:span><text:span text:style-name="T2"/></text:p>
      <text:p text:style-name="No_20_Spacing" loext:marker-style-name="T2"><text:span text:style-name="T2">Deze kosten brengen we bij jou in rekening, inclusief wettelijke rente.</text:span><text:span text:style-name="T2"/></text:p>
      <text:p text:style-name="P3" loext:marker-style-name="T2"/>
      <text:list text:style-name="WWNum3">
        <text:list-item>
          <text:p text:style-name="P4" loext:marker-style-name="T2"><text:span text:style-name="T2">De kosten die jij van mijn ABNAMRO rekening hebt laten overboeken naar jouw advocaat.</text:span><text:span text:style-name="T2"/></text:p>
        </text:list-item>
        <text:list-item>
          <text:p text:style-name="P4" loext:marker-style-name="T2"><text:span text:style-name="T2">Andere betalingen die sinds 1 september 2023 van mijn rekeningen afgeboekt zijn zonder mijn toestemming.</text:span><text:span text:style-name="T2"/></text:p>
        </text:list-item>
        <text:list-item>
          <text:p text:style-name="P4" loext:marker-style-name="T2"><text:span text:style-name="T2">De kosten die ik gemaakt heb voor mijn advocaat.</text:span><text:span text:style-name="T2"/></text:p>
        </text:list-item>
        <text:list-item>
          <text:p text:style-name="P4" loext:marker-style-name="T2"><text:span text:style-name="T2">De reiskosten die gemaakt zijn om naar mijn advocaat te gaan</text:span><text:span text:style-name="T2"/></text:p>
        </text:list-item>
        <text:list-item>
          <text:p text:style-name="P4" loext:marker-style-name="T2"><text:span text:style-name="T2">De kosten van de bewindvoerder, afrekening bij mijn overlijden.</text:span><text:span text:style-name="T2"/></text:p>
        </text:list-item>
        <text:list-item>
          <text:p text:style-name="P4" loext:marker-style-name="T2"><text:span text:style-name="T2">Al het andere wat zonder mijn toestemming gebeurt</text:span><text:span text:style-name="T2"/></text:p>
        </text:list-item>
        <text:list-item>
          <text:p text:style-name="P4" loext:marker-style-name="T2"><text:span text:style-name="T2">Onterechte vergoedingen mantelzorg</text:span><text:span text:style-name="T2"/></text:p>
        </text:list-item>
      </text:list>
      <text:p text:style-name="P5" loext:marker-style-name="T3"/>
      <text:p text:style-name="P5" loext:marker-style-name="T3"/>
      <text:p text:style-name="No_20_Spacing" loext:marker-style-name="T3"><text:span text:style-name="T3">Openstaand saldo wordt bij mijn overlijden ingehouden op de erfenis.</text:span><text:span text:style-name="T3"/></text:p>
      <text:p text:style-name="P5" loext:marker-style-name="T3"/>
      <text:p text:style-name="No_20_Spacing" loext:marker-style-name="T3"><text:span text:style-name="T3">Getekend op 27 oktober 2023 te Laren</text:span><text:span text:style-name="T3"/></text:p>
      <text:p text:style-name="P5" loext:marker-style-name="T3"/>
      <text:p text:style-name="P5" loext:marker-style-name="T3"/>
      <text:p text:style-name="P5" loext:marker-style-name="T3"/>
      <text:p text:style-name="P5" loext:marker-style-name="T3"/>
      <text:p text:style-name="No_20_Spacing" loext:marker-style-name="T3"><text:span text:style-name="T3">Mevrouw A.P. Hofker-Spaan</text:span><text:span text:style-name="T3"/></text:p>
      <text:p text:style-name="P3" loext:marker-style-name="T2"/>
      <text:p text:style-name="P6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nl" fo:country="N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Kantoorthe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van Rosmalen | NBII B.V.</meta:initial-creator>
    <dc:creator>Herbrand Hofker</dc:creator>
    <meta:editing-cycles>19</meta:editing-cycles>
    <meta:print-date>2023-10-27T08:31:00</meta:print-date>
    <meta:creation-date>2023-10-27T07:50:00</meta:creation-date>
    <dc:date>2023-10-27T08:47:00</dc:date>
    <meta:editing-duration>PT19M</meta:editing-duration>
    <meta:generator>LibreOffice/24.8.7.2$Linux_X86_64 LibreOffice_project/f4f281f562fb585d46b0af5755dfe1eb6adc047f</meta:generator>
    <meta:document-statistic meta:table-count="0" meta:image-count="0" meta:object-count="0" meta:page-count="1" meta:paragraph-count="17" meta:word-count="131" meta:character-count="794" meta:non-whitespace-character-count="686"/>
    <meta:user-defined meta:name="AppVersion">16.0000</meta:user-defined>
    <meta:template xlink:type="simple" xlink:actuate="onRequest" xlink:title="Normal" xlink:href=""/>
  </office:meta>
</office:document-meta>
</file>